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Hack1" svg:font-family="Hack" style:font-pitch="fixed"/>
    <style:font-face style:name="Courier" svg:font-family="Courier" style:font-family-generic="modern" style:font-pitch="fixed"/>
    <style:font-face style:name="Hack" svg:font-family="Hack" style:font-pitch="variable"/>
    <style:font-face style:name="Nimbus Sans1" svg:font-family="'Nimbus Sans'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Luxi Sans" svg:font-family="'Luxi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fo:min-height="12.958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draw:fill="none" draw:fill-color="#ffffff" fo:min-height="7.585cm"/>
    </style:style>
    <style:style style:name="gr5" style:family="graphic" style:parent-style-name="standard">
      <style:graphic-properties draw:stroke="none" draw:fill="none" draw:fill-color="#ffffff" fo:min-height="7.832cm"/>
    </style:style>
    <style:style style:name="gr6" style:family="graphic" style:parent-style-name="standard">
      <style:graphic-properties draw:stroke="none" draw:fill="none" draw:fill-color="#ffffff" fo:min-height="8.617cm"/>
    </style:style>
    <style:style style:name="gr7" style:family="graphic" style:parent-style-name="standard">
      <style:graphic-properties draw:stroke="none" draw:fill="none" draw:fill-color="#ffffff" fo:min-height="12.2cm"/>
    </style:style>
    <style:style style:name="gr8" style:family="graphic" style:parent-style-name="standard">
      <style:graphic-properties draw:stroke="none" draw:fill="none" draw:fill-color="#ffffff" fo:min-height="7.568cm"/>
    </style:style>
    <style:style style:name="gr9" style:family="graphic" style:parent-style-name="standard">
      <style:graphic-properties draw:stroke="none" draw:fill="none" draw:fill-color="#ffffff" fo:min-height="10.153cm"/>
    </style:style>
    <style:style style:name="gr10" style:family="graphic" style:parent-style-name="standard">
      <style:graphic-properties draw:stroke="none" draw:fill="none" draw:fill-color="#ffffff" fo:min-height="9.63cm"/>
    </style:style>
    <style:style style:name="gr11" style:family="graphic" style:parent-style-name="standard">
      <style:graphic-properties draw:stroke="none" draw:fill="none" draw:fill-color="#ffffff" fo:min-height="14.264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style:text-autospace="none"/>
      <style:text-properties fo:color="#408080" style:font-name="F" fo:font-style="italic" style:font-name-asian="F" style:font-style-asian="italic" style:font-name-complex="F" style:font-style-complex="italic"/>
    </style:style>
    <style:style style:name="P3" style:family="paragraph">
      <style:paragraph-properties style:text-autospace="none"/>
      <style:text-properties style:font-name="F" style:font-name-asian="F" style:font-name-complex="F"/>
    </style:style>
    <style:style style:name="P4" style:family="paragraph">
      <loext:graphic-properties draw:fill="none" draw:fill-color="#ffffff"/>
      <style:paragraph-properties style:text-autospace="none"/>
      <style:text-properties fo:color="#408080" style:font-name="F" fo:font-style="italic" style:font-name-asian="F" style:font-style-asian="italic" style:font-name-complex="F" style:font-style-complex="italic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paragraph-properties fo:text-align="start" style:text-autospace="none"/>
      <style:text-properties style:font-name="F" fo:font-size="18pt" style:font-name-asian="F" style:font-name-complex="F"/>
    </style:style>
    <style:style style:name="P8" style:family="paragraph">
      <style:paragraph-properties fo:text-align="start" style:text-autospace="none"/>
      <style:text-properties fo:color="#408080" style:font-name="F" fo:font-size="18pt" fo:font-style="italic" style:font-name-asian="F" style:font-style-asian="italic" style:font-name-complex="F" style:font-style-complex="italic"/>
    </style:style>
    <style:style style:name="P9" style:family="paragraph">
      <loext:graphic-properties draw:fill="none" draw:fill-color="#ffffff"/>
      <style:paragraph-properties fo:text-align="start" style:text-autospace="none"/>
      <style:text-properties style:font-name="F" fo:font-size="18pt" style:font-name-asian="F" style:font-name-complex="F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paragraph-properties style:text-autospace="none"/>
      <style:text-properties style:font-name="F" style:font-name-asian="F" style:font-name-complex="F"/>
    </style:style>
    <style:style style:name="P12" style:family="paragraph">
      <style:paragraph-properties style:text-autospace="none"/>
      <style:text-properties fo:color="#408080" style:font-name="F" fo:font-size="12pt" fo:font-style="italic" style:font-name-asian="F" style:font-size-asian="12pt" style:font-style-asian="italic" style:font-name-complex="F" style:font-size-complex="12pt" style:font-style-complex="italic"/>
    </style:style>
    <style:style style:name="P13" style:family="paragraph">
      <style:paragraph-properties style:text-autospace="none"/>
      <style:text-properties style:font-name="F" fo:font-size="12pt" style:font-name-asian="F" style:font-size-asian="12pt" style:font-name-complex="F" style:font-size-complex="12pt"/>
    </style:style>
    <style:style style:name="P14" style:family="paragraph">
      <loext:graphic-properties draw:fill="none" draw:fill-color="#ffffff"/>
      <style:paragraph-properties style:text-autospace="none"/>
      <style:text-properties fo:color="#408080" style:font-name="F" fo:font-size="12pt" fo:font-style="italic" style:font-name-asian="F" style:font-size-asian="12pt" style:font-style-asian="italic" style:font-name-complex="F" style:font-size-complex="12pt" style:font-style-complex="italic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</style:style>
    <style:style style:name="T1" style:family="text">
      <style:text-properties style:font-name="Hack1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666666" style:font-name="F" fo:font-size="12pt" style:font-name-asian="F" style:font-size-asian="12pt" style:font-name-complex="F" style:font-size-complex="12pt"/>
    </style:style>
    <style:style style:name="T4" style:family="text">
      <style:text-properties fo:color="#008000" style:font-name="F" fo:font-size="12pt" fo:font-weight="bold" style:font-name-asian="F" style:font-size-asian="12pt" style:font-weight-asian="bold" style:font-name-complex="F" style:font-size-complex="12pt" style:font-weight-complex="bold"/>
    </style:style>
    <style:style style:name="T5" style:family="text">
      <style:text-properties fo:color="#aa22ff" style:font-name="F" fo:font-size="12pt" fo:font-weight="bold" style:font-name-asian="F" style:font-size-asian="12pt" style:font-weight-asian="bold" style:font-name-complex="F" style:font-size-complex="12pt" style:font-weight-complex="bold"/>
    </style:style>
    <style:style style:name="T6" style:family="text">
      <style:text-properties fo:color="#008000" style:font-name="F" fo:font-size="12pt" style:font-name-asian="F" style:font-size-asian="12pt" style:font-name-complex="F" style:font-size-complex="12pt"/>
    </style:style>
    <style:style style:name="T7" style:family="text">
      <style:text-properties fo:color="#ba2121" style:font-name="F" fo:font-size="12pt" style:font-name-asian="F" style:font-size-asian="12pt" style:font-name-complex="F" style:font-size-complex="12pt"/>
    </style:style>
    <style:style style:name="T8" style:family="text">
      <style:text-properties fo:color="#408080" style:font-name="F" fo:font-size="12pt" fo:font-style="italic" style:font-name-asian="F" style:font-size-asian="12pt" style:font-style-asian="italic" style:font-name-complex="F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thon Workshop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lex Diep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Pyth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ear</text:p>
              </text:list-item>
              <text:list-item>
                <text:p>Readable</text:p>
              </text:list-item>
              <text:list-item>
                <text:p>Heavily used in indust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s with cours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ach you concepts without context</text:p>
              </text:list-item>
              <text:list-item>
                <text:p>Relies too much on remembering details rather than why you do someth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ecta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 programming experience needed</text:p>
                <text:list>
                  <text:list-item>
                    <text:p>Although taking Programming 1 would make it much faster to learn</text:p>
                  </text:list-item>
                </text:list>
              </text:list-item>
              <text:list-item>
                <text:p>Workshop not lecture</text:p>
                <text:list>
                  <text:list-item>
                    <text:p>Get dirty with writing code</text:p>
                  </text:list-item>
                  <text:list-item>
                    <text:p>if you don’t have errors, you aren’t learning as much as you can</text:p>
                  </text:list-item>
                </text:list>
              </text:list-item>
              <text:list-item>
                <text:p>Ask questions</text:p>
                <text:list>
                  <text:list-item>
                    <text:p>There are no assumptions in “base line” knowled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will examine a problem of representing points with Python</text:p>
              </text:list-item>
              <text:list-item>
                <text:p>By the end, you should learn something about Object Oriented Programm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tall Python</text:p>
                <text:list>
                  <text:list-item>
                    <text:p><text:a xlink:href="https://www.python.org/downloads/" xlink:type="simple">https://www.python.org/downloads/</text:a></text:p>
                  </text:list-item>
                </text:list>
              </text:list-item>
              <text:list-item>
                <text:p>Install Thonny</text:p>
                <text:list>
                  <text:list-item>
                    <text:p><text:a xlink:href="http://thonny.cs.ut.ee/" xlink:type="simple">http://thonny.cs.ut.ee/</text:a></text:p>
                  </text:list-item>
                  <text:list-item>
                    <text:p><text:span text:style-name="T1">Windows: ‘C:\Python34\Scripts\pip install thonnyapp’</text:span></text:p>
                  </text:list-item>
                  <text:list-item>
                    <text:p><text:span text:style-name="T1">Linux: pip install thonny</text:span></text:p>
                  </text:list-item>
                  <text:list-item>
                    <text:p><text:span text:style-name="T1">Instructions are on the websi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onn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onny is an IDE for beginners</text:p>
                <text:list>
                  <text:list-item>
                    <text:p>Simple but featured enough to be useful</text:p>
                  </text:list-item>
                </text:list>
              </text:list-item>
              <text:list-item>
                <text:p>In debug (Ctrl+F5), it can walk through code line by line</text:p>
              </text:list-item>
              <text:list-item>
                <text:p>It provides screens to view variables in the ‘view’ tab</text:p>
              </text:list-item>
              <text:list-item>
                <text:p>I’ll write all of the code in Thonny and use debug to show the steps that Python tak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want to represent a point on the number line</text:p>
              </text:list-item>
              <text:list-item>
                <text:p>We also want to represent the speed of a point and show that it is changing over time</text:p>
              </text:list-item>
              <text:list-item>
                <text:p>We will move between 1D and 2D spaces to demonstrate concep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 a point on a line, you need one variable</text:p>
              </text:list-item>
              <text:list-item>
                <text:p>We also need velocity, for speed</text:p>
              </text:list-item>
              <text:list-item>
                <text:p>We also need to represent speed in the code.</text:p>
                <text:p/>
              </text:list-item>
              <text:list-item>
                <text:p>In Python this is easy to d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4" draw:layer="layout" svg:width="18.677cm" svg:height="13.208cm" svg:x="4.662cm" svg:y="3.896cm">
          <draw:text-box>
            <text:p text:style-name="P2"><text:span text:style-name="T2"># We have a line and we have a single point on it</text:span></text:p>
            <text:p text:style-name="P2"><text:span text:style-name="T2"># We can represent the point's position on the line with a variable</text:span></text:p>
            <text:p text:style-name="P3"><text:span text:style-name="T2">pos </text:span><text:span text:style-name="T3">=</text:span><text:span text:style-name="T2"> </text:span><text:span text:style-name="T3">0</text:span></text:p>
            <text:p text:style-name="P3"/>
            <text:p text:style-name="P2"><text:span text:style-name="T2"># The same with velocity</text:span></text:p>
            <text:p text:style-name="P3"><text:span text:style-name="T2">velo </text:span><text:span text:style-name="T3">=</text:span><text:span text:style-name="T2"> </text:span><text:span text:style-name="T3">1</text:span></text:p>
            <text:p text:style-name="P3"/>
            <text:p text:style-name="P2"><text:span text:style-name="T2"># We write the values into the terminal</text:span></text:p>
            <text:p text:style-name="P3"><text:span text:style-name="T4">print</text:span><text:span text:style-name="T2">(pos, velo)</text:span></text:p>
            <text:p text:style-name="P3"/>
            <text:p text:style-name="P2"><text:span text:style-name="T2"># If we want to represent speed, we add velo and pos together</text:span></text:p>
            <text:p text:style-name="P3"><text:span text:style-name="T2">pos </text:span><text:span text:style-name="T3">+=</text:span><text:span text:style-name="T2"> velo</text:span></text:p>
            <text:p text:style-name="P3"><text:span text:style-name="T4">print</text:span><text:span text:style-name="T2">(pos)</text:span></text:p>
            <text:p text:style-name="P3"/>
            <text:p text:style-name="P2"><text:span text:style-name="T2"># However, that would only increase the speed once</text:span></text:p>
            <text:p text:style-name="P2"><text:span text:style-name="T2"># If we wanted to increase the speed again, we add them together again</text:span></text:p>
            <text:p text:style-name="P3"><text:span text:style-name="T2">pos </text:span><text:span text:style-name="T3">+=</text:span><text:span text:style-name="T2"> velo</text:span></text:p>
            <text:p text:style-name="P3"><text:span text:style-name="T4">print</text:span><text:span text:style-name="T2">(pos)</text:span></text:p>
            <text:p text:style-name="P3"/>
            <text:p text:style-name="P2"><text:span text:style-name="T2"># But this is annoying to d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Loo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 text:style-name="P5">We can repeat statements in Python with loops.</text:p>
                <text:p text:style-name="P5"/>
              </text:list-item>
              <text:list-item>
                <text:p text:style-name="P5">In Python, the for loop doesn’t look like Java or C++ for good reason which is touched on later.</text:p>
                <text:list>
                  <text:list-item>
                    <text:p text:style-name="P5">Items are iterated over themselv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draw:style-name="gr3" draw:text-style-name="P6" draw:layer="layout" svg:width="1.999cm" svg:height="0.999cm" svg:x="10.013cm" svg:y="10.18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9" draw:layer="layout" svg:width="14.354cm" svg:height="7.835cm" svg:x="6.823cm" svg:y="6.583cm">
          <draw:text-box>
            <text:p text:style-name="P7"><text:span text:style-name="T2">pos </text:span><text:span text:style-name="T3">=</text:span><text:span text:style-name="T2"> </text:span><text:span text:style-name="T3">0</text:span></text:p>
            <text:p text:style-name="P7"><text:span text:style-name="T2">velo </text:span><text:span text:style-name="T3">=</text:span><text:span text:style-name="T2"> </text:span><text:span text:style-name="T3">1</text:span></text:p>
            <text:p text:style-name="P7"/>
            <text:p text:style-name="P8"><text:span text:style-name="T2"># We can repeat statements with for loops</text:span></text:p>
            <text:p text:style-name="P8"><text:span text:style-name="T2"># range(10) represents a sequence of numbers start at 0 and ending at 9</text:span></text:p>
            <text:p text:style-name="P8"><text:span text:style-name="T2"># Python assigns the value into i as it moves through the sequence</text:span></text:p>
            <text:p text:style-name="P7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7"><text:span text:style-name="T2"><text:s text:c="4"/></text:span><text:span text:style-name="T4">print</text:span><text:span text:style-name="T2">(pos, i)</text:span></text:p>
            <text:p text:style-name="P7"><text:span text:style-name="T2"><text:s text:c="4"/></text:span><text:span text:style-name="T2">pos </text:span><text:span text:style-name="T3">+=</text:span><text:span text:style-name="T2"> velo</text:span></text:p>
            <text:p text:style-name="P8"><text:span text:style-name="T2"># There is also an effect of increased readability</text:span></text:p>
            <text:p text:style-name="P7"/>
            <text:p text:style-name="P8"><text:span text:style-name="T2"># This is the final value of pos</text:span></text:p>
            <text:p text:style-name="P7"><text:span text:style-name="T4">print</text:span><text:span text:style-name="T2">(pos, i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One variable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wo variables</text:p>
          </draw:text-box>
        </draw:frame>
        <draw:frame draw:style-name="gr5" draw:text-style-name="P4" draw:layer="layout" svg:width="13.61cm" svg:height="8.082cm" svg:x="7.195cm" svg:y="6.459cm">
          <draw:text-box>
            <text:p text:style-name="P2"><text:span text:style-name="T2"># Now we define four variables to represent a point on the 2D plane</text:span></text:p>
            <text:p text:style-name="P3"><text:span text:style-name="T2">pos_x </text:span><text:span text:style-name="T3">=</text:span><text:span text:style-name="T2"> </text:span><text:span text:style-name="T3">0</text:span></text:p>
            <text:p text:style-name="P3"><text:span text:style-name="T2">pos_y </text:span><text:span text:style-name="T3">=</text:span><text:span text:style-name="T2"> </text:span><text:span text:style-name="T3">0</text:span></text:p>
            <text:p text:style-name="P3"/>
            <text:p text:style-name="P3"><text:span text:style-name="T2">velo_x </text:span><text:span text:style-name="T3">=</text:span><text:span text:style-name="T2"> </text:span><text:span text:style-name="T3">1</text:span></text:p>
            <text:p text:style-name="P3"><text:span text:style-name="T2">velo_y </text:span><text:span text:style-name="T3">=</text:span><text:span text:style-name="T2"> </text:span><text:span text:style-name="T3">1</text:span></text:p>
            <text:p text:style-name="P3"/>
            <text:p text:style-name="P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3"><text:span text:style-name="T2"><text:s text:c="4"/></text:span><text:span text:style-name="T4">print</text:span><text:span text:style-name="T2">(pos_x, pos_y)</text:span></text:p>
            <text:p text:style-name="P3"><text:span text:style-name="T2"><text:s text:c="4"/></text:span><text:span text:style-name="T2">pos_x </text:span><text:span text:style-name="T3">+=</text:span><text:span text:style-name="T2"> velo_x</text:span></text:p>
            <text:p text:style-name="P3"><text:span text:style-name="T2"><text:s text:c="4"/></text:span><text:span text:style-name="T2">pos_y </text:span><text:span text:style-name="T3">+=</text:span><text:span text:style-name="T2"> velo_y</text:span></text:p>
            <text:p text:style-name="P3"/>
            <text:p text:style-name="P3"><text:span text:style-name="T4">print</text:span><text:span text:style-name="T2">(pos_x, pos_y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re ways to store va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can “bundle” data together into single variables</text:p>
                <text:p/>
              </text:list-item>
              <text:list-item>
                <text:p>Python has many data types for this with different purposes.</text:p>
                <text:p/>
              </text:list-item>
              <text:list-item>
                <text:p>Here we’ll use a tup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draw:frame draw:style-name="gr6" draw:text-style-name="P4" draw:layer="layout" svg:width="14.451cm" svg:height="9.552cm" svg:x="6.775cm" svg:y="5.724cm">
          <draw:text-box>
            <text:p text:style-name="P2"><text:span text:style-name="T2"># We can represent related variables in a more compact way with tuples</text:span></text:p>
            <text:p text:style-name="P3"><text:span text:style-name="T2">pos </text:span><text:span text:style-name="T3">=</text:span><text:span text:style-name="T2"> (</text:span><text:span text:style-name="T3">0</text:span><text:span text:style-name="T2">,</text:span><text:span text:style-name="T3">0</text:span><text:span text:style-name="T2">)</text:span></text:p>
            <text:p text:style-name="P3"><text:span text:style-name="T2">velo </text:span><text:span text:style-name="T3">=</text:span><text:span text:style-name="T2"> (</text:span><text:span text:style-name="T3">1</text:span><text:span text:style-name="T2">,</text:span><text:span text:style-name="T3">1</text:span><text:span text:style-name="T2">)</text:span></text:p>
            <text:p text:style-name="P3"/>
            <text:p text:style-name="P3"><text:span text:style-name="T4">print</text:span><text:span text:style-name="T2">(pos, velo)</text:span></text:p>
            <text:p text:style-name="P3"/>
            <text:p text:style-name="P2"><text:span text:style-name="T2"># We can get the first and second numnbers with indexes</text:span></text:p>
            <text:p text:style-name="P3"><text:span text:style-name="T4">print</text:span><text:span text:style-name="T2">(pos[</text:span><text:span text:style-name="T3">0</text:span><text:span text:style-name="T2">])</text:span></text:p>
            <text:p text:style-name="P3"><text:span text:style-name="T4">print</text:span><text:span text:style-name="T2">(pos[</text:span><text:span text:style-name="T3">1</text:span><text:span text:style-name="T2">])</text:span></text:p>
            <text:p text:style-name="P3"/>
            <text:p text:style-name="P2"><text:span text:style-name="T2"># However, there is a problem...</text:span></text:p>
            <text:p text:style-name="P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3"><text:span text:style-name="T2"><text:s text:c="4"/></text:span><text:span text:style-name="T2">pos[</text:span><text:span text:style-name="T3">0</text:span><text:span text:style-name="T2">] </text:span><text:span text:style-name="T3">+=</text:span><text:span text:style-name="T2"> velo[</text:span><text:span text:style-name="T3">0</text:span><text:span text:style-name="T2">]</text:span></text:p>
            <text:p text:style-name="P3"><text:span text:style-name="T2"><text:s text:c="4"/></text:span><text:span text:style-name="T2">pos[</text:span><text:span text:style-name="T3">1</text:span><text:span text:style-name="T2">] </text:span><text:span text:style-name="T3">+=</text:span><text:span text:style-name="T2"> velo[</text:span><text:span text:style-name="T3">1</text:span><text:span text:style-name="T2">]</text:span></text:p>
            <text:p text:style-name="P3"/>
            <text:p text:style-name="P3"><text:span text:style-name="T4">print</text:span><text:span text:style-name="T2">(pos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Tuples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draw:frame draw:style-name="gr7" draw:text-style-name="P4" draw:layer="layout" svg:width="11.376cm" svg:height="12.907cm" svg:x="8.312cm" svg:y="4.047cm">
          <draw:text-box>
            <text:p text:style-name="P2"><text:span text:style-name="T2"># Tuples are immutable</text:span></text:p>
            <text:p text:style-name="P2"><text:span text:style-name="T2"># You cannot change them once you define them</text:span></text:p>
            <text:p text:style-name="P2"><text:span text:style-name="T2"># Meaning that if pos is a tuple, we can't update the pos</text:span></text:p>
            <text:p text:style-name="P3"/>
            <text:p text:style-name="P2"><text:span text:style-name="T2"># But we can fix that with lists</text:span></text:p>
            <text:p text:style-name="P3"><text:span text:style-name="T2">pos </text:span><text:span text:style-name="T3">=</text:span><text:span text:style-name="T2"> [</text:span><text:span text:style-name="T3">0</text:span><text:span text:style-name="T2">,</text:span><text:span text:style-name="T3">0</text:span><text:span text:style-name="T2">]</text:span></text:p>
            <text:p text:style-name="P3"><text:span text:style-name="T2">velo </text:span><text:span text:style-name="T3">=</text:span><text:span text:style-name="T2"> [</text:span><text:span text:style-name="T3">1</text:span><text:span text:style-name="T2">,</text:span><text:span text:style-name="T3">1</text:span><text:span text:style-name="T2">]</text:span></text:p>
            <text:p text:style-name="P3"/>
            <text:p text:style-name="P3"><text:span text:style-name="T4">print</text:span><text:span text:style-name="T2">(pos, velo)</text:span></text:p>
            <text:p text:style-name="P3"/>
            <text:p text:style-name="P2"><text:span text:style-name="T2"># Much like tuples, we get numbers by indexing</text:span></text:p>
            <text:p text:style-name="P3"><text:span text:style-name="T4">print</text:span><text:span text:style-name="T2">(pos[</text:span><text:span text:style-name="T3">0</text:span><text:span text:style-name="T2">])</text:span></text:p>
            <text:p text:style-name="P3"><text:span text:style-name="T4">print</text:span><text:span text:style-name="T2">(pos[</text:span><text:span text:style-name="T3">1</text:span><text:span text:style-name="T2">])</text:span></text:p>
            <text:p text:style-name="P3"/>
            <text:p text:style-name="P2"><text:span text:style-name="T2"># Now we can modify pos as a pair of numbers</text:span></text:p>
            <text:p text:style-name="P2"><text:span text:style-name="T2"># Unforturately its not very readable</text:span></text:p>
            <text:p text:style-name="P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3"><text:span text:style-name="T2"><text:s text:c="4"/></text:span><text:span text:style-name="T4">print</text:span><text:span text:style-name="T2">(pos)</text:span></text:p>
            <text:p text:style-name="P3"><text:span text:style-name="T2"><text:s text:c="4"/></text:span><text:span text:style-name="T2">pos[</text:span><text:span text:style-name="T3">0</text:span><text:span text:style-name="T2">] </text:span><text:span text:style-name="T3">+=</text:span><text:span text:style-name="T2"> velo[</text:span><text:span text:style-name="T3">0</text:span><text:span text:style-name="T2">]</text:span></text:p>
            <text:p text:style-name="P3"><text:span text:style-name="T2"><text:s text:c="4"/></text:span><text:span text:style-name="T2">pos[</text:span><text:span text:style-name="T3">1</text:span><text:span text:style-name="T2">] </text:span><text:span text:style-name="T3">+=</text:span><text:span text:style-name="T2"> velo[</text:span><text:span text:style-name="T3">1</text:span><text:span text:style-name="T2">]</text:span></text:p>
            <text:p text:style-name="P3"/>
            <text:p text:style-name="P3"><text:span text:style-name="T4">print</text:span><text:span text:style-name="T2">(pos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Lists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Lin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ith the concept of “bundling” data, we can do more than simply pair data together.</text:p>
              </text:list-item>
              <text:list-item>
                <text:p>We can represent the line as a list to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frame draw:style-name="gr8" draw:text-style-name="P4" draw:layer="layout" svg:width="14.062cm" svg:height="7.818cm" svg:x="6.969cm" svg:y="6.591cm">
          <draw:text-box>
            <text:p text:style-name="P2"><text:span text:style-name="T2"># Let's try to draw a point moving on a line</text:span></text:p>
            <text:p text:style-name="P2"><text:span text:style-name="T2"># To make things simple, we are going back to 1D</text:span></text:p>
            <text:p text:style-name="P3"/>
            <text:p text:style-name="P2"><text:span text:style-name="T2"># Since there are multiple positions at a time, we can represent as a list</text:span></text:p>
            <text:p text:style-name="P3"><text:span text:style-name="T2">line_1 </text:span><text:span text:style-name="T3">=</text:span><text:span text:style-name="T2"> [</text:span><text:span text:style-name="T7">' '</text:span><text:span text:style-name="T2">, </text:span><text:span text:style-name="T7">' '</text:span><text:span text:style-name="T2">, </text:span><text:span text:style-name="T7">' '</text:span><text:span text:style-name="T2">]</text:span></text:p>
            <text:p text:style-name="P3"><text:span text:style-name="T2">line_2 </text:span><text:span text:style-name="T3">=</text:span><text:span text:style-name="T2"> </text:span><text:span text:style-name="T3">3*</text:span><text:span text:style-name="T2">[</text:span><text:span text:style-name="T7">' '</text:span><text:span text:style-name="T2">]</text:span></text:p>
            <text:p text:style-name="P3"/>
            <text:p text:style-name="P2"><text:span text:style-name="T2"># Note how they are equal statements</text:span></text:p>
            <text:p text:style-name="P3"><text:span text:style-name="T4">print</text:span><text:span text:style-name="T2">(line_1, line_2)</text:span></text:p>
            <text:p text:style-name="P3"/>
            <text:p text:style-name="P2"><text:span text:style-name="T2"># If we wanted to print the line without the list notation</text:span></text:p>
            <text:p text:style-name="P2"><text:span text:style-name="T2"># We can join an empty string with a list</text:span></text:p>
            <text:p text:style-name="P3"><text:span text:style-name="T4">print</text:span><text:span text:style-name="T2">(</text:span><text:span text:style-name="T7">""</text:span><text:span text:style-name="T3">.</text:span><text:span text:style-name="T2">join(line_1)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Line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draw:frame draw:style-name="gr9" draw:text-style-name="P11" draw:layer="layout" svg:width="17.618cm" svg:height="10.575cm" svg:x="5.191cm" svg:y="5.213cm">
          <draw:text-box>
            <text:p text:style-name="P3"><text:span text:style-name="T2">pos </text:span><text:span text:style-name="T3">=</text:span><text:span text:style-name="T2"> </text:span><text:span text:style-name="T3">0</text:span></text:p>
            <text:p text:style-name="P3"><text:span text:style-name="T2">velo </text:span><text:span text:style-name="T3">=</text:span><text:span text:style-name="T2"> </text:span><text:span text:style-name="T3">1</text:span></text:p>
            <text:p text:style-name="P3"/>
            <text:p text:style-name="P3"><text:span text:style-name="T2">line </text:span><text:span text:style-name="T3">=</text:span><text:span text:style-name="T2"> </text:span><text:span text:style-name="T3">10*</text:span><text:span text:style-name="T2">[</text:span><text:span text:style-name="T7">' '</text:span><text:span text:style-name="T2">]</text:span></text:p>
            <text:p text:style-name="P3"/>
            <text:p text:style-name="P2"><text:span text:style-name="T2"># We can use the index of an line as the positions on the line</text:span></text:p>
            <text:p text:style-name="P2"><text:span text:style-name="T2"># We can do so by using pos as a index for line</text:span></text:p>
            <text:p text:style-name="P2"><text:span text:style-name="T2"># And we can represent a point with *</text:span></text:p>
            <text:p text:style-name="P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3"><text:span text:style-name="T2"><text:s text:c="4"/></text:span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3"><text:span text:style-name="T2"><text:s text:c="4"/></text:span><text:span text:style-name="T2">line[pos] </text:span><text:span text:style-name="T3">=</text:span><text:span text:style-name="T2"> </text:span><text:span text:style-name="T7">'*'</text:span></text:p>
            <text:p text:style-name="P3"><text:span text:style-name="T2"><text:s text:c="4"/></text:span><text:span text:style-name="T2">pos </text:span><text:span text:style-name="T3">+=</text:span><text:span text:style-name="T2"> velo</text:span></text:p>
            <text:p text:style-name="P3"/>
            <text:p text:style-name="P3"><text:span text:style-name="T4">print</text:span><text:span text:style-name="T2">(pos)</text:span></text:p>
            <text:p text:style-name="P3"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3"/>
            <text:p text:style-name="P2"><text:span text:style-name="T2"># But we have a problem</text:span></text:p>
            <text:p text:style-name="P2"><text:span text:style-name="T2"># By the end of the loop, "ten" points are drawn when in fact we wanted only "one" to move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Line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draw:frame draw:style-name="gr10" draw:text-style-name="P11" draw:layer="layout" svg:width="11.777cm" svg:height="10.059cm" svg:x="8.112cm" svg:y="5.471cm">
          <draw:text-box>
            <text:p text:style-name="P3"><text:span text:style-name="T2">pos </text:span><text:span text:style-name="T3">=</text:span><text:span text:style-name="T2"> </text:span><text:span text:style-name="T3">0</text:span></text:p>
            <text:p text:style-name="P3"><text:span text:style-name="T2">velo </text:span><text:span text:style-name="T3">=</text:span><text:span text:style-name="T2"> </text:span><text:span text:style-name="T3">1</text:span></text:p>
            <text:p text:style-name="P3"/>
            <text:p text:style-name="P3"><text:span text:style-name="T2">line </text:span><text:span text:style-name="T3">=</text:span><text:span text:style-name="T2"> </text:span><text:span text:style-name="T3">10*</text:span><text:span text:style-name="T2">[</text:span><text:span text:style-name="T7">' '</text:span><text:span text:style-name="T2">]</text:span></text:p>
            <text:p text:style-name="P3"/>
            <text:p text:style-name="P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3"><text:span text:style-name="T2"><text:s text:c="4"/></text:span><text:span text:style-name="T8"># We draw a point on the line and erase it after printing it</text:span></text:p>
            <text:p text:style-name="P3"><text:span text:style-name="T2"><text:s text:c="4"/></text:span><text:span text:style-name="T2">line[pos] </text:span><text:span text:style-name="T3">=</text:span><text:span text:style-name="T2"> </text:span><text:span text:style-name="T7">'*'</text:span></text:p>
            <text:p text:style-name="P3"><text:span text:style-name="T2"><text:s text:c="4"/></text:span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3"><text:span text:style-name="T2"><text:s text:c="4"/></text:span><text:span text:style-name="T2">line[pos] </text:span><text:span text:style-name="T3">=</text:span><text:span text:style-name="T2"> </text:span><text:span text:style-name="T7">' '</text:span></text:p>
            <text:p text:style-name="P3"/>
            <text:p text:style-name="P3"><text:span text:style-name="T2"><text:s text:c="4"/></text:span><text:span text:style-name="T2">pos </text:span><text:span text:style-name="T3">+=</text:span><text:span text:style-name="T2"> velo</text:span></text:p>
            <text:p text:style-name="P3"/>
            <text:p text:style-name="P2"><text:span text:style-name="T2"># Now we have drawn a point moving through a line</text:span></text:p>
            <text:p text:style-name="P2"><text:span text:style-name="T2"># Thou the line at the end is end</text:span></text:p>
            <text:p text:style-name="P3"><text:span text:style-name="T4">print</text:span><text:span text:style-name="T2">(pos)</text:span></text:p>
            <text:p text:style-name="P3"><text:span text:style-name="T4">print</text:span><text:span text:style-name="T2">(</text:span><text:span text:style-name="T7">""</text:span><text:span text:style-name="T3">.</text:span><text:span text:style-name="T2">join(line)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Line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draw:frame draw:style-name="gr11" draw:text-style-name="P14" draw:layer="layout" svg:width="19.279cm" svg:height="14.514cm" svg:x="4.361cm" svg:y="3.243cm">
          <draw:text-box>
            <text:p text:style-name="P12"><text:span text:style-name="T2"># Lets attempt to draw two points and have them move also</text:span></text:p>
            <text:p text:style-name="P13"><text:span text:style-name="T2"/></text:p>
            <text:p text:style-name="P13"><text:span text:style-name="T2">pos_1 </text:span><text:span text:style-name="T3">=</text:span><text:span text:style-name="T2"> </text:span><text:span text:style-name="T3">0</text:span></text:p>
            <text:p text:style-name="P13"><text:span text:style-name="T2">velo_1 </text:span><text:span text:style-name="T3">=</text:span><text:span text:style-name="T2"> </text:span><text:span text:style-name="T3">1</text:span></text:p>
            <text:p text:style-name="P13"><text:span text:style-name="T2"/></text:p>
            <text:p text:style-name="P13"><text:span text:style-name="T2">pos_2 </text:span><text:span text:style-name="T3">=</text:span><text:span text:style-name="T2"> </text:span><text:span text:style-name="T3">9</text:span></text:p>
            <text:p text:style-name="P13"><text:span text:style-name="T2">velo_2 </text:span><text:span text:style-name="T3">=</text:span><text:span text:style-name="T2"> </text:span><text:span text:style-name="T3">-1</text:span></text:p>
            <text:p text:style-name="P13"><text:span text:style-name="T2"/></text:p>
            <text:p text:style-name="P13"><text:span text:style-name="T2">line </text:span><text:span text:style-name="T3">=</text:span><text:span text:style-name="T2"> </text:span><text:span text:style-name="T3">10*</text:span><text:span text:style-name="T2">[</text:span><text:span text:style-name="T7">' '</text:span><text:span text:style-name="T2">]</text:span></text:p>
            <text:p text:style-name="P13"><text:span text:style-name="T2"/></text:p>
            <text:p text:style-name="P12"><text:span text:style-name="T2"># The code is beginning to be clustered and hard to read</text:span></text:p>
            <text:p text:style-name="P1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13"><text:span text:style-name="T2"><text:s text:c="4"/></text:span><text:span text:style-name="T2">line[pos_1] </text:span><text:span text:style-name="T3">=</text:span><text:span text:style-name="T2"> </text:span><text:span text:style-name="T7">'*'</text:span></text:p>
            <text:p text:style-name="P13"><text:span text:style-name="T2"><text:s text:c="4"/></text:span><text:span text:style-name="T2">line[pos_2] </text:span><text:span text:style-name="T3">=</text:span><text:span text:style-name="T2"> </text:span><text:span text:style-name="T7">'*'</text:span></text:p>
            <text:p text:style-name="P13"><text:span text:style-name="T2"><text:s text:c="4"/></text:span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13"><text:span text:style-name="T2"><text:s text:c="4"/></text:span><text:span text:style-name="T2">line[pos_1] </text:span><text:span text:style-name="T3">=</text:span><text:span text:style-name="T2"> </text:span><text:span text:style-name="T7">' '</text:span></text:p>
            <text:p text:style-name="P13"><text:span text:style-name="T2"><text:s text:c="4"/></text:span><text:span text:style-name="T2">line[pos_2] </text:span><text:span text:style-name="T3">=</text:span><text:span text:style-name="T2"> </text:span><text:span text:style-name="T7">' '</text:span></text:p>
            <text:p text:style-name="P13"><text:span text:style-name="T2"/></text:p>
            <text:p text:style-name="P13"><text:span text:style-name="T2"><text:s text:c="4"/></text:span><text:span text:style-name="T2">pos_1 </text:span><text:span text:style-name="T3">+=</text:span><text:span text:style-name="T2"> velo_1</text:span></text:p>
            <text:p text:style-name="P13"><text:span text:style-name="T2"><text:s text:c="4"/></text:span><text:span text:style-name="T2">pos_2 </text:span><text:span text:style-name="T3">+=</text:span><text:span text:style-name="T2"> velo_2</text:span></text:p>
            <text:p text:style-name="P13"><text:span text:style-name="T2"/></text:p>
            <text:p text:style-name="P12"><text:span text:style-name="T2"># Note that if we used the pos now to index the line, we would get errors or wrong behavior</text:span></text:p>
            <text:p text:style-name="P13"><text:span text:style-name="T4">print</text:span><text:span text:style-name="T2">(pos_1, pos_2)</text:span></text:p>
            <text:p text:style-name="P13"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13"><text:span text:style-name="T2"/></text:p>
            <text:p text:style-name="P12"><text:span text:style-name="T2"># This is going to become extremely problematic if we try to go beyond this</text:span></text:p>
            <text:p text:style-name="P12"><text:span text:style-name="T2"># If we wanted to add more points or dimensions, the code will quickly degrade`</text:span></text:p>
          </draw:text-box>
        </draw:frame>
        <draw:frame presentation:style-name="pr1" draw:layer="layout" svg:width="25.199cm" svg:height="3.506cm" svg:x="1.4cm" svg:y="-0.011cm" presentation:class="title" presentation:user-transformed="true">
          <draw:text-box>
            <text:p>Two variables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draw:frame draw:style-name="gr11" draw:text-style-name="P14" draw:layer="layout" svg:width="19.279cm" svg:height="14.514cm" svg:x="4.361cm" svg:y="3.243cm">
          <draw:text-box>
            <text:p text:style-name="P12"><text:span text:style-name="T2"># Lets attempt to draw two points and have them move also</text:span></text:p>
            <text:p text:style-name="P13"><text:span text:style-name="T2"/></text:p>
            <text:p text:style-name="P13"><text:span text:style-name="T2">pos_1 </text:span><text:span text:style-name="T3">=</text:span><text:span text:style-name="T2"> </text:span><text:span text:style-name="T3">0</text:span></text:p>
            <text:p text:style-name="P13"><text:span text:style-name="T2">velo_1 </text:span><text:span text:style-name="T3">=</text:span><text:span text:style-name="T2"> </text:span><text:span text:style-name="T3">1</text:span></text:p>
            <text:p text:style-name="P13"><text:span text:style-name="T2"/></text:p>
            <text:p text:style-name="P13"><text:span text:style-name="T2">pos_2 </text:span><text:span text:style-name="T3">=</text:span><text:span text:style-name="T2"> </text:span><text:span text:style-name="T3">9</text:span></text:p>
            <text:p text:style-name="P13"><text:span text:style-name="T2">velo_2 </text:span><text:span text:style-name="T3">=</text:span><text:span text:style-name="T2"> </text:span><text:span text:style-name="T3">-1</text:span></text:p>
            <text:p text:style-name="P13"><text:span text:style-name="T2"/></text:p>
            <text:p text:style-name="P13"><text:span text:style-name="T2">line </text:span><text:span text:style-name="T3">=</text:span><text:span text:style-name="T2"> </text:span><text:span text:style-name="T3">10*</text:span><text:span text:style-name="T2">[</text:span><text:span text:style-name="T7">' '</text:span><text:span text:style-name="T2">]</text:span></text:p>
            <text:p text:style-name="P13"><text:span text:style-name="T2"/></text:p>
            <text:p text:style-name="P12"><text:span text:style-name="T2"># The code is beginning to be clustered and hard to read</text:span></text:p>
            <text:p text:style-name="P1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13"><text:span text:style-name="T2"><text:s text:c="4"/></text:span><text:span text:style-name="T2">line[pos_1] </text:span><text:span text:style-name="T3">=</text:span><text:span text:style-name="T2"> </text:span><text:span text:style-name="T7">'*'</text:span></text:p>
            <text:p text:style-name="P13"><text:span text:style-name="T2"><text:s text:c="4"/></text:span><text:span text:style-name="T2">line[pos_2] </text:span><text:span text:style-name="T3">=</text:span><text:span text:style-name="T2"> </text:span><text:span text:style-name="T7">'*'</text:span></text:p>
            <text:p text:style-name="P13"><text:span text:style-name="T2"><text:s text:c="4"/></text:span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13"><text:span text:style-name="T2"><text:s text:c="4"/></text:span><text:span text:style-name="T2">line[pos_1] </text:span><text:span text:style-name="T3">=</text:span><text:span text:style-name="T2"> </text:span><text:span text:style-name="T7">' '</text:span></text:p>
            <text:p text:style-name="P13"><text:span text:style-name="T2"><text:s text:c="4"/></text:span><text:span text:style-name="T2">line[pos_2] </text:span><text:span text:style-name="T3">=</text:span><text:span text:style-name="T2"> </text:span><text:span text:style-name="T7">' '</text:span></text:p>
            <text:p text:style-name="P13"><text:span text:style-name="T2"/></text:p>
            <text:p text:style-name="P13"><text:span text:style-name="T2"><text:s text:c="4"/></text:span><text:span text:style-name="T2">pos_1 </text:span><text:span text:style-name="T3">+=</text:span><text:span text:style-name="T2"> velo_1</text:span></text:p>
            <text:p text:style-name="P13"><text:span text:style-name="T2"><text:s text:c="4"/></text:span><text:span text:style-name="T2">pos_2 </text:span><text:span text:style-name="T3">+=</text:span><text:span text:style-name="T2"> velo_2</text:span></text:p>
            <text:p text:style-name="P13"><text:span text:style-name="T2"/></text:p>
            <text:p text:style-name="P12"><text:span text:style-name="T2"># Note that if we used the pos now to index the line, we would get errors or wrong behavior</text:span></text:p>
            <text:p text:style-name="P13"><text:span text:style-name="T4">print</text:span><text:span text:style-name="T2">(pos_1, pos_2)</text:span></text:p>
            <text:p text:style-name="P13"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13"><text:span text:style-name="T2"/></text:p>
            <text:p text:style-name="P12"><text:span text:style-name="T2"># This is going to become extremely problematic if we try to go beyond this</text:span></text:p>
            <text:p text:style-name="P12"><text:span text:style-name="T2"># If we wanted to add more points or dimensions, the code will quickly degrade`</text:span></text:p>
          </draw:text-box>
        </draw:frame>
        <draw:line draw:style-name="gr12" draw:text-style-name="P15" draw:layer="layout" svg:x1="9.398cm" svg:y1="4.826cm" svg:x2="7.112cm" svg:y2="4.826cm">
          <text:p/>
        </draw:line>
        <draw:line draw:style-name="gr12" draw:text-style-name="P15" draw:layer="layout" svg:x1="9.398cm" svg:y1="6.096cm" svg:x2="7.112cm" svg:y2="6.096cm">
          <text:p/>
        </draw:line>
        <draw:frame draw:style-name="gr13" draw:text-style-name="P16" draw:layer="layout" svg:width="7.112cm" svg:height="1.531cm" svg:x="9.652cm" svg:y="4.572cm">
          <draw:text-box>
            <text:p>Impossible to keep track of many variables</text:p>
          </draw:text-box>
        </draw:frame>
        <draw:line draw:style-name="gr12" draw:text-style-name="P15" draw:layer="layout" svg:x1="10.922cm" svg:y1="10.16cm" svg:x2="8.636cm" svg:y2="10.16cm">
          <text:p/>
        </draw:line>
        <draw:line draw:style-name="gr12" draw:text-style-name="P15" draw:layer="layout" svg:x1="10.922cm" svg:y1="11.43cm" svg:x2="8.636cm" svg:y2="11.43cm">
          <text:p/>
        </draw:line>
        <draw:frame draw:style-name="gr14" draw:text-style-name="P16" draw:layer="layout" svg:width="6.604cm" svg:height="2.171cm" svg:x="11.43cm" svg:y="9.906cm">
          <draw:text-box>
            <text:p>Very hard to understand what is happening</text:p>
          </draw:text-box>
        </draw:frame>
        <draw:frame presentation:style-name="pr1" draw:layer="layout" svg:width="25.199cm" svg:height="3.506cm" svg:x="1.4cm" svg:y="0.05cm" presentation:class="title" presentation:user-transformed="true">
          <draw:text-box>
            <text:p>Issues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ssu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Hack1" svg:font-family="Hack" style:font-pitch="fixed"/>
    <style:font-face style:name="Courier" svg:font-family="Courier" style:font-family-generic="modern" style:font-pitch="fixed"/>
    <style:font-face style:name="Hack" svg:font-family="Hack" style:font-pitch="variable"/>
    <style:font-face style:name="Nimbus Sans1" svg:font-family="'Nimbus Sans'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Luxi Sans" svg:font-family="'Luxi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Luxi Sans" style:font-size-asian="24pt" style:language-asian="zh" style:country-asian="CN" style:font-name-complex="Luxi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Luxi Sans" style:font-family-asian="'Luxi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Luxi Sans" style:font-family-asian="'Luxi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xi Sans" style:font-family-asian="'Luxi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xi Sans" style:font-family-asian="'Luxi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44pt" fo:font-style="normal" fo:text-shadow="none" style:text-underline-style="none" fo:font-weight="normal" style:letter-kerning="true" fo:background-color="transparent" style:font-name-asian="Luxi Sans" style:font-family-asian="'Luxi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7T21:56:31.971226887</meta:creation-date>
    <dc:date>2016-10-18T01:53:39.941932801</dc:date>
    <meta:editing-duration>PT1H21M52S</meta:editing-duration>
    <meta:editing-cycles>36</meta:editing-cycles>
    <meta:generator>LibreOffice/5.2.2.2.0$Linux_X86_64 LibreOffice_project/20m0$Build-2</meta:generator>
    <meta:document-statistic meta:object-count="119"/>
  </office:meta>
</office:document-meta>
</file>

<file path=Object 2/content.xml><?xml version="1.0" encoding="utf-8"?>
<math xmlns="http://www.w3.org/1998/Math/MathML" display="block"/>
</file>